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pitch="variable" style:font-charset="x-symbol"/>
    <style:font-face style:name="Wingdings2" svg:font-family="Wingdings" style:font-adornments="Standard" style:font-pitch="variable" style:font-charset="x-symbol"/>
    <style:font-face style:name="Symbol" svg:font-family="Symbol" style:font-family-generic="roman" style:font-pitch="variable" style:font-charset="x-symbol"/>
    <style:font-face style:name="Symbol1" svg:font-family="Symbol" style:font-adornments="Standard"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Standard"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3"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3" style:family="table">
      <style:table-properties style:width="15.605cm" fo:margin-left="0cm" table:align="left" style:writing-mode="lr-tb"/>
    </style:style>
    <style:style style:name="Tabelle3.A" style:family="table-column">
      <style:table-column-properties style:column-width="1.732cm"/>
    </style:style>
    <style:style style:name="Tabelle3.B" style:family="table-column">
      <style:table-column-properties style:column-width="1.734cm"/>
    </style:style>
    <style:style style:name="Tabelle3.D" style:family="table-column">
      <style:table-column-properties style:column-width="5.202cm"/>
    </style:style>
    <style:style style:name="Tabelle3.G" style:family="table-column">
      <style:table-column-properties style:column-width="1.736cm"/>
    </style:style>
    <style:style style:name="Tabelle3.1" style:family="table-row">
      <style:table-row-properties style:keep-together="true" fo:keep-together="auto"/>
    </style:style>
    <style:style style:name="Tabelle3.A1" style:family="table-cell">
      <style:table-cell-properties fo:padding="0.097cm" fo:border-left="0.002cm solid #000001" fo:border-right="none" fo:border-top="0.002cm solid #000001" fo:border-bottom="0.002cm solid #000001"/>
    </style:style>
    <style:style style:name="Tabelle3.D1" style:family="table-cell">
      <style:table-cell-properties fo:padding="0.097cm" fo:border="0.002cm solid #000001"/>
    </style:style>
    <style:style style:name="Tabelle3.2" style:family="table-row">
      <style:table-row-properties style:row-height="0.67cm" style:keep-together="true" fo:keep-together="auto"/>
    </style:style>
    <style:style style:name="Tabelle3.A2" style:family="table-cell">
      <style:table-cell-properties fo:padding="0.097cm" fo:border-left="0.002cm solid #000001" fo:border-right="none" fo:border-top="none" fo:border-bottom="0.002cm solid #000001"/>
    </style:style>
    <style:style style:name="Tabelle3.E2" style:family="table-cell">
      <style:table-cell-properties fo:padding="0.097cm" fo:border-left="0.002cm solid #000001" fo:border-right="0.002cm solid #000001" fo:border-top="none" fo:border-bottom="0.002cm solid #000001"/>
    </style:style>
    <style:style style:name="Tabelle4" style:family="table">
      <style:table-properties style:width="14.817cm" fo:margin-left="0cm" table:align="left" style:writing-mode="lr-tb"/>
    </style:style>
    <style:style style:name="Tabelle4.A" style:family="table-column">
      <style:table-column-properties style:column-width="1.482cm"/>
    </style:style>
    <style:style style:name="Tabelle4.B" style:family="table-column">
      <style:table-column-properties style:column-width="7.408cm"/>
    </style:style>
    <style:style style:name="Tabelle4.C" style:family="table-column">
      <style:table-column-properties style:column-width="3.835cm"/>
    </style:style>
    <style:style style:name="Tabelle4.D" style:family="table-column">
      <style:table-column-properties style:column-width="2.092cm"/>
    </style:style>
    <style:style style:name="Tabelle4.1" style:family="table-row">
      <style:table-row-properties style:keep-together="true" fo:keep-together="auto"/>
    </style:style>
    <style:style style:name="Tabelle4.A1" style:family="table-cell">
      <style:table-cell-properties fo:padding="0.097cm" fo:border-left="0.002cm solid #000001" fo:border-right="none" fo:border-top="0.002cm solid #000001" fo:border-bottom="0.002cm solid #000001"/>
    </style:style>
    <style:style style:name="Tabelle4.D1" style:family="table-cell">
      <style:table-cell-properties fo:padding="0.097cm" fo:border="0.002cm solid #000001"/>
    </style:style>
    <style:style style:name="Tabelle4.A2" style:family="table-cell">
      <style:table-cell-properties fo:padding="0.097cm" fo:border-left="0.002cm solid #000001" fo:border-right="none" fo:border-top="none" fo:border-bottom="0.002cm solid #000001"/>
    </style:style>
    <style:style style:name="Tabelle4.D2" style:family="table-cell">
      <style:table-cell-properties fo:padding="0.097cm" fo:border-left="0.002cm solid #000001" fo:border-right="0.002cm solid #000001" fo:border-top="none" fo:border-bottom="0.002cm solid #000001"/>
    </style:style>
    <style:style style:name="P1" style:family="paragraph" style:parent-style-name="Heading_20_2">
      <style:paragraph-properties fo:margin-left="0cm" fo:margin-right="0cm" fo:margin-top="0cm" fo:margin-bottom="0cm" fo:line-height="100%" fo:text-indent="0cm" style:auto-text-indent="false">
        <style:tab-stops>
          <style:tab-stop style:position="0cm"/>
        </style:tab-stops>
      </style:paragraph-properties>
      <style:text-properties style:font-name="Arial" fo:font-size="10pt" style:font-size-asian="10pt" style:font-name-complex="Arial1" style:font-size-complex="10pt"/>
    </style:style>
    <style:style style:name="P2" style:family="paragraph" style:parent-style-name="Standard">
      <style:text-properties style:font-name="Arial" fo:font-size="10pt" fo:language="de" fo:country="DE" style:font-size-asian="10pt" style:font-size-complex="10pt"/>
    </style:style>
    <style:style style:name="P3" style:family="paragraph" style:parent-style-name="Standard">
      <style:text-properties style:font-name="Arial" fo:font-size="10pt" style:font-size-asian="10pt" style:font-size-complex="10pt"/>
    </style:style>
    <style:style style:name="P4" style:family="paragraph" style:parent-style-name="Standard" style:master-page-name="">
      <style:paragraph-properties fo:margin-left="0.016cm" fo:margin-right="0cm" fo:margin-top="0cm" fo:margin-bottom="0cm" fo:text-indent="0cm" style:auto-text-indent="false" style:page-number="auto" fo:background-color="transparent">
        <style:background-image/>
      </style:paragraph-properties>
      <style:text-properties style:font-name="Arial" fo:font-size="10pt" fo:font-weight="bold" style:font-size-asian="10pt" style:font-weight-asian="bold" style:font-size-complex="10pt" style:font-weight-complex="bold"/>
    </style:style>
    <style:style style:name="P5" style:family="paragraph" style:parent-style-name="Standard">
      <style:paragraph-properties fo:margin-left="0.016cm" fo:margin-right="0cm" fo:margin-top="0cm" fo:margin-bottom="0cm" fo:text-indent="0cm" style:auto-text-indent="false" fo:background-color="transparent">
        <style:background-image/>
      </style:paragraph-properties>
      <style:text-properties style:font-name="Arial" fo:font-size="10pt" style:font-size-asian="10pt" style:font-size-complex="10pt"/>
    </style:style>
    <style:style style:name="P6" style:family="paragraph" style:parent-style-name="Standard">
      <style:paragraph-properties fo:margin-left="0.016cm" fo:margin-right="0cm" fo:margin-top="0cm" fo:margin-bottom="0cm" fo:line-height="100%" fo:text-indent="0cm" style:auto-text-indent="false" fo:background-color="transparent">
        <style:drop-cap/>
        <style:background-image/>
      </style:paragraph-properties>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margin-left="0.016cm" fo:margin-right="0cm" fo:margin-top="0cm" fo:margin-bottom="0cm" fo:text-indent="0cm" style:auto-text-indent="false" fo:background-color="transparent">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8" style:family="paragraph" style:parent-style-name="Standard">
      <style:paragraph-properties fo:margin-left="0.016cm" fo:margin-right="0cm" fo:margin-top="0cm" fo:margin-bottom="0cm" fo:line-height="100%" fo:text-indent="0cm" style:auto-text-indent="false" fo:background-color="transparent">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9" style:family="paragraph" style:parent-style-name="Standard">
      <style:paragraph-properties fo:margin-left="0.016cm" fo:margin-right="0cm" fo:margin-top="0cm" fo:margin-bottom="0cm" fo:text-indent="0cm" style:auto-text-indent="false" fo:background-color="transparent" fo:padding="0.074cm" fo:border-left="none" fo:border-right="none" fo:border-top="none" fo:border-bottom="0.002cm solid #000000" style:join-border="false">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10" style:family="paragraph" style:parent-style-name="Table_20_Contents">
      <style:paragraph-properties fo:margin-top="0cm" fo:margin-bottom="0cm" fo:line-height="100%" fo:text-align="center" style:justify-single-word="false">
        <style:tab-stops>
          <style:tab-stop style:position="0cm"/>
        </style:tab-stops>
      </style:paragraph-properties>
      <style:text-properties style:font-name="Arial" fo:font-size="10pt" style:font-size-asian="10pt" style:font-name-complex="Arial1" style:font-size-complex="10pt"/>
    </style:style>
    <style:style style:name="P11" style:family="paragraph" style:parent-style-name="Table_20_Contents">
      <style:paragraph-properties fo:margin-top="0cm" fo:margin-bottom="0cm" fo:line-height="100%" fo:text-align="center" style:justify-single-word="false">
        <style:tab-stops>
          <style:tab-stop style:position="0cm"/>
          <style:tab-stop style:position="4.657cm"/>
        </style:tab-stops>
      </style:paragraph-properties>
      <style:text-properties style:font-name="Arial" fo:font-size="10pt" style:font-size-asian="10pt" style:font-name-complex="Arial1" style:font-size-complex="10pt"/>
    </style:style>
    <style:style style:name="P12" style:family="paragraph" style:parent-style-name="Table_20_Contents">
      <style:paragraph-properties fo:margin-top="0cm" fo:margin-bottom="0cm" fo:line-height="100%">
        <style:tab-stops>
          <style:tab-stop style:position="0cm"/>
        </style:tab-stops>
      </style:paragraph-properties>
      <style:text-properties style:font-name="Arial" fo:font-size="10pt" style:font-size-asian="10pt" style:font-name-complex="Arial1" style:font-size-complex="10pt"/>
    </style:style>
    <style:style style:name="P13" style:family="paragraph" style:parent-style-name="Table_20_Contents">
      <style:paragraph-properties fo:margin-top="0cm" fo:margin-bottom="0cm" fo:line-height="100%">
        <style:tab-stops>
          <style:tab-stop style:position="0cm"/>
        </style:tab-stops>
      </style:paragraph-properties>
      <style:text-properties style:font-name="Arial" fo:font-size="10pt" fo:font-weight="bold" style:font-size-asian="10pt" style:font-weight-asian="bold" style:font-name-complex="Arial1" style:font-size-complex="10pt" style:font-weight-complex="bold"/>
    </style:style>
    <style:style style:name="P14" style:family="paragraph" style:parent-style-name="Standard">
      <style:paragraph-properties fo:margin-top="0cm" fo:margin-bottom="0cm" fo:line-height="100%"/>
      <style:text-properties style:font-name="Arial" fo:font-size="10pt" style:font-size-asian="10pt" style:font-size-complex="10pt"/>
    </style:style>
    <style:style style:name="P15" style:family="paragraph" style:parent-style-name="Standard">
      <style:paragraph-properties fo:margin-top="0cm" fo:margin-bottom="0cm" fo:line-height="100%">
        <style:tab-stops>
          <style:tab-stop style:position="0cm"/>
        </style:tab-stops>
      </style:paragraph-properties>
      <style:text-properties style:font-name="Arial" fo:font-size="10pt" style:font-size-asian="10pt" style:font-size-complex="10pt"/>
    </style:style>
    <style:style style:name="P16" style:family="paragraph" style:parent-style-name="Standard">
      <style:paragraph-properties fo:margin-top="0cm" fo:margin-bottom="0cm" fo:line-height="100%">
        <style:tab-stops>
          <style:tab-stop style:position="0cm"/>
        </style:tab-stops>
      </style:paragraph-properties>
      <style:text-properties style:font-name="Arial" fo:font-size="10pt" style:font-size-asian="10pt" style:font-name-complex="Arial1" style:font-size-complex="10pt"/>
    </style:style>
    <style:style style:name="P17" style:family="paragraph" style:parent-style-name="Standard">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18" style:family="paragraph" style:parent-style-name="Standard">
      <style:paragraph-properties fo:margin-top="0cm" fo:margin-bottom="0cm" fo:line-height="100%"/>
      <style:text-properties style:font-name="Arial" fo:font-size="10pt" fo:font-weight="bold" style:font-size-asian="10pt" style:font-weight-asian="bold" style:font-name-complex="Arial1" style:font-size-complex="10pt"/>
    </style:style>
    <style:style style:name="P19" style:family="paragraph" style:parent-style-name="Standard">
      <style:paragraph-properties fo:margin-top="0cm" fo:margin-bottom="0cm" fo:line-height="100%">
        <style:tab-stops>
          <style:tab-stop style:position="0cm"/>
        </style:tab-stops>
      </style:paragraph-properties>
      <style:text-properties style:font-name="Arial" fo:font-size="10pt" fo:font-weight="bold" style:font-size-asian="10pt" style:font-weight-asian="bold" style:font-name-complex="Arial1" style:font-size-complex="10pt"/>
    </style:style>
    <style:style style:name="P20" style:family="paragraph" style:parent-style-name="Standard">
      <style:paragraph-properties fo:margin-top="0cm" fo:margin-bottom="0cm" fo:line-height="100%">
        <style:tab-stops>
          <style:tab-stop style:position="0cm"/>
        </style:tab-stops>
      </style:paragraph-properties>
      <style:text-properties style:font-name="Arial" fo:font-size="10pt" fo:font-weight="bold" style:font-size-asian="10pt" style:font-weight-asian="bold" style:font-name-complex="Arial1" style:font-size-complex="10pt" style:font-weight-complex="bold"/>
    </style:style>
    <style:style style:name="P21" style:family="paragraph" style:parent-style-name="Standard">
      <style:paragraph-properties fo:margin-top="0cm" fo:margin-bottom="0cm" fo:line-height="100%">
        <style:tab-stops>
          <style:tab-stop style:position="0cm"/>
        </style:tab-stops>
      </style:paragraph-properties>
      <style:text-properties style:font-name="Arial" fo:font-size="10pt" fo:font-weight="bold" style:font-name-asian="Arial1" style:font-size-asian="10pt" style:font-weight-asian="bold" style:font-name-complex="Arial1" style:font-size-complex="10pt" style:font-weight-complex="bold"/>
    </style:style>
    <style:style style:name="P22" style:family="paragraph" style:parent-style-name="Standard">
      <style:paragraph-properties fo:margin-top="0cm" fo:margin-bottom="0cm" fo:line-height="100%">
        <style:tab-stops>
          <style:tab-stop style:position="0cm"/>
        </style:tab-stops>
      </style:paragraph-properties>
      <style:text-properties style:font-name="Arial" fo:font-size="10pt" style:font-name-asian="Times New Roman1" style:font-size-asian="10pt" style:font-name-complex="Arial1" style:font-size-complex="10pt"/>
    </style:style>
    <style:style style:name="P23" style:family="paragraph" style:parent-style-name="Standard">
      <style:paragraph-properties fo:margin-top="0cm" fo:margin-bottom="0cm" fo:line-height="100%"/>
      <style:text-properties style:font-name="Arial" fo:font-size="10pt" fo:language="de" fo:country="AT" fo:font-weight="bold" style:letter-kerning="true" style:font-name-asian="MS Mincho" style:font-size-asian="10pt" style:font-weight-asian="bold" style:font-size-complex="10pt" style:font-weight-complex="bold"/>
    </style:style>
    <style:style style:name="P24" style:family="paragraph" style:parent-style-name="Standard">
      <style:paragraph-properties fo:margin-top="0cm" fo:margin-bottom="0cm" fo:line-height="100%"/>
      <style:text-properties style:font-name="Arial" fo:font-size="10pt" fo:language="de" fo:country="AT" style:letter-kerning="true" style:font-name-asian="MS Mincho" style:font-size-asian="10pt" style:font-size-complex="10pt"/>
    </style:style>
    <style:style style:name="P25" style:family="paragraph" style:parent-style-name="Standard">
      <style:paragraph-properties fo:margin-top="0cm" fo:margin-bottom="0cm" fo:line-height="100%" fo:orphans="2" fo:widows="2" fo:hyphenation-ladder-count="no-limit" fo:padding="0.074cm" fo:border-left="none" fo:border-right="none" fo:border-top="none" fo:border-bottom="0.002cm solid #000000" style:join-border="false">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26" style:family="paragraph" style:parent-style-name="Standard">
      <style:paragraph-properties fo:margin-top="0cm" fo:margin-bottom="0cm" fo:line-height="100%" fo:padding="0.074cm" fo:border-left="none" fo:border-right="none" fo:border-top="none" fo:border-bottom="0.002cm solid #000000" style:join-border="false">
        <style:tab-stops>
          <style:tab-stop style:position="0cm"/>
        </style:tab-stops>
      </style:paragraph-properties>
      <style:text-properties style:font-name="Arial" fo:font-size="10pt" style:font-size-asian="10pt" style:font-size-complex="10pt"/>
    </style:style>
    <style:style style:name="P27" style:family="paragraph" style:parent-style-name="Heading_20_2">
      <style:paragraph-properties fo:margin-top="0cm" fo:margin-bottom="0cm" fo:line-height="100%" fo:padding="0.074cm" fo:border-left="none" fo:border-right="none" fo:border-top="none" fo:border-bottom="0.002cm solid #000000" style:join-border="false">
        <style:tab-stops>
          <style:tab-stop style:position="0cm"/>
        </style:tab-stops>
      </style:paragraph-properties>
      <style:text-properties style:font-name="Arial" fo:font-size="10pt" style:font-size-asian="10pt" style:font-name-complex="Arial1" style:font-size-complex="10pt"/>
    </style:style>
    <style:style style:name="P28" style:family="paragraph" style:parent-style-name="Text_20_body">
      <style:paragraph-properties fo:margin-top="0cm" fo:margin-bottom="0cm" fo:line-height="100%" fo:padding="0.074cm" fo:border-left="none" fo:border-right="none" fo:border-top="none" fo:border-bottom="0.002cm solid #000000" style:join-border="false">
        <style:tab-stops>
          <style:tab-stop style:position="0cm"/>
        </style:tab-stops>
      </style:paragraph-properties>
      <style:text-properties style:font-name="Arial" fo:font-size="10pt" style:font-size-asian="10pt" style:font-name-complex="Arial1" style:font-size-complex="10pt"/>
    </style:style>
    <style:style style:name="P29" style:family="paragraph" style:parent-style-name="Heading_20_2">
      <style:paragraph-properties fo:margin-top="0cm" fo:margin-bottom="0cm" fo:line-height="100%">
        <style:tab-stops>
          <style:tab-stop style:position="0cm"/>
        </style:tab-stops>
      </style:paragraph-properties>
      <style:text-properties style:font-name="Arial" fo:font-size="10pt" style:font-size-asian="10pt" style:font-name-complex="Arial1" style:font-size-complex="10pt"/>
    </style:style>
    <style:style style:name="P30" style:family="paragraph" style:parent-style-name="Text_20_body">
      <style:paragraph-properties fo:margin-top="0cm" fo:margin-bottom="0cm" fo:line-height="100%">
        <style:tab-stops>
          <style:tab-stop style:position="0cm"/>
        </style:tab-stops>
      </style:paragraph-properties>
      <style:text-properties style:font-name="Arial" fo:font-size="10pt" style:font-size-asian="10pt" style:font-name-complex="Arial1" style:font-size-complex="10pt"/>
    </style:style>
    <style:style style:name="P31" style:family="paragraph" style:parent-style-name="Text_20_body">
      <style:paragraph-properties fo:margin-top="0cm" fo:margin-bottom="0cm" fo:line-height="100%" fo:orphans="2" fo:widows="2" fo:hyphenation-ladder-count="no-limit"/>
      <style:text-properties style:font-name="Arial" fo:font-size="10pt" fo:font-weight="bold" style:font-size-asian="10pt" style:font-weight-asian="bold" style:font-name-complex="Arial1" style:font-size-complex="10pt" style:font-weight-complex="bold" fo:hyphenate="false" fo:hyphenation-remain-char-count="2" fo:hyphenation-push-char-count="2"/>
    </style:style>
    <style:style style:name="P32" style:family="paragraph" style:parent-style-name="Heading_20_3">
      <style:paragraph-properties fo:margin-top="0cm" fo:margin-bottom="0cm" fo:line-height="100%"/>
      <style:text-properties style:font-name="Arial" fo:font-size="10pt" style:font-size-asian="10pt" style:font-size-complex="10pt"/>
    </style:style>
    <style:style style:name="P33" style:family="paragraph" style:parent-style-name="Heading_20_3">
      <style:paragraph-properties fo:margin-top="0cm" fo:margin-bottom="0cm" fo:line-height="100%">
        <style:tab-stops>
          <style:tab-stop style:position="0cm"/>
        </style:tab-stops>
      </style:paragraph-properties>
      <style:text-properties style:font-name="Arial" fo:font-size="10pt" style:font-size-asian="10pt" style:font-size-complex="10pt"/>
    </style:style>
    <style:style style:name="P34" style:family="paragraph" style:parent-style-name="Heading_20_3">
      <style:paragraph-properties fo:margin-top="0cm" fo:margin-bottom="0cm" fo:line-height="100%" fo:orphans="2" fo:widows="2" fo:hyphenation-ladder-count="no-limit"/>
      <style:text-properties style:font-name="Arial" fo:font-size="10pt" style:font-size-asian="10pt" style:font-size-complex="10pt" fo:hyphenate="false" fo:hyphenation-remain-char-count="2" fo:hyphenation-push-char-count="2"/>
    </style:style>
    <style:style style:name="P35" style:family="paragraph" style:parent-style-name="Heading_20_3">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36" style:family="paragraph" style:parent-style-name="Standard">
      <style:paragraph-properties fo:margin-left="0.034cm" fo:margin-right="0cm" fo:margin-top="0cm" fo:margin-bottom="0cm" fo:line-height="100%" fo:text-indent="0cm" style:auto-text-indent="false">
        <style:tab-stops>
          <style:tab-stop style:position="0cm"/>
        </style:tab-stops>
      </style:paragraph-properties>
      <style:text-properties style:font-name="Arial" fo:font-size="10pt" style:font-size-asian="10pt" style:font-size-complex="10pt"/>
    </style:style>
    <style:style style:name="P37" style:family="paragraph" style:parent-style-name="Standard">
      <style:paragraph-properties fo:margin-left="0.034cm" fo:margin-right="0cm" fo:margin-top="0cm" fo:margin-bottom="0cm" fo:line-height="100%" fo:text-indent="0cm" style:auto-text-indent="false" fo:background-color="transparent">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38" style:family="paragraph" style:parent-style-name="Text_20_body">
      <style:paragraph-properties fo:margin-left="0.034cm" fo:margin-right="0cm" fo:margin-top="0cm" fo:margin-bottom="0cm" fo:line-height="100%" fo:text-indent="0cm" style:auto-text-indent="false">
        <style:tab-stops>
          <style:tab-stop style:position="0cm"/>
        </style:tab-stops>
      </style:paragraph-properties>
      <style:text-properties fo:font-size="10pt" style:font-size-asian="10pt" style:font-size-complex="10pt"/>
    </style:style>
    <style:style style:name="P39" style:family="paragraph" style:parent-style-name="Standard">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40" style:family="paragraph" style:parent-style-name="Standard" style:list-style-name="L1">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41" style:family="paragraph" style:parent-style-name="Standard" style:list-style-name="L2">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42" style:family="paragraph" style:parent-style-name="Standard" style:list-style-name="L4">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43" style:family="paragraph" style:parent-style-name="Standard" style:list-style-name="L5">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44" style:family="paragraph" style:parent-style-name="Standard" style:list-style-name="L8">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45" style:family="paragraph" style:parent-style-name="Standard" style:list-style-name="L9">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46" style:family="paragraph" style:parent-style-name="Standard" style:list-style-name="L10">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47" style:family="paragraph" style:parent-style-name="Standard" style:list-style-name="L11">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48" style:family="paragraph" style:parent-style-name="Standard" style:list-style-name="L12">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49" style:family="paragraph" style:parent-style-name="Standard" style:list-style-name="L13">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50" style:family="paragraph" style:parent-style-name="Standard" style:list-style-name="L14">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51" style:family="paragraph" style:parent-style-name="Standard" style:list-style-name="L15">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52" style:family="paragraph" style:parent-style-name="Standard" style:list-style-name="L17">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53" style:family="paragraph" style:parent-style-name="Standard" style:list-style-name="L18">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54" style:family="paragraph" style:parent-style-name="Standard" style:list-style-name="L21">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55" style:family="paragraph" style:parent-style-name="Standard" style:list-style-name="L22">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56" style:family="paragraph" style:parent-style-name="Standard" style:list-style-name="L23">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57" style:family="paragraph" style:parent-style-name="Standard" style:list-style-name="L24">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58" style:family="paragraph" style:parent-style-name="Standard" style:list-style-name="L25">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59" style:family="paragraph" style:parent-style-name="Standard" style:list-style-name="L26">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60" style:family="paragraph" style:parent-style-name="Standard" style:list-style-name="L27">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61" style:family="paragraph" style:parent-style-name="Standard" style:list-style-name="L28">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62" style:family="paragraph" style:parent-style-name="Standard" style:list-style-name="L29">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63" style:family="paragraph" style:parent-style-name="Standard" style:list-style-name="L30">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64" style:family="paragraph" style:parent-style-name="Standard" style:list-style-name="L31">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65" style:family="paragraph" style:parent-style-name="Standard" style:list-style-name="L32">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66" style:family="paragraph" style:parent-style-name="Standard" style:list-style-name="L33">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67" style:family="paragraph" style:parent-style-name="Standard" style:list-style-name="L34">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68" style:family="paragraph" style:parent-style-name="Standard" style:list-style-name="L35">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69" style:family="paragraph" style:parent-style-name="Standard" style:list-style-name="L36">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70" style:family="paragraph" style:parent-style-name="Standard" style:list-style-name="L18">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size-complex="10pt" fo:hyphenate="false" fo:hyphenation-remain-char-count="2" fo:hyphenation-push-char-count="2"/>
    </style:style>
    <style:style style:name="P71" style:family="paragraph" style:parent-style-name="Standard" style:list-style-name="L19">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size-complex="10pt" fo:hyphenate="false" fo:hyphenation-remain-char-count="2" fo:hyphenation-push-char-count="2"/>
    </style:style>
    <style:style style:name="P72" style:family="paragraph" style:parent-style-name="Standard" style:list-style-name="L20">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size-complex="10pt" fo:hyphenate="false" fo:hyphenation-remain-char-count="2" fo:hyphenation-push-char-count="2"/>
    </style:style>
    <style:style style:name="P73" style:family="paragraph" style:parent-style-name="Standard" style:list-style-name="L26">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size-complex="10pt" fo:hyphenate="false" fo:hyphenation-remain-char-count="2" fo:hyphenation-push-char-count="2"/>
    </style:style>
    <style:style style:name="P74" style:family="paragraph" style:parent-style-name="Standard" style:list-style-name="L16">
      <style:paragraph-properties fo:margin-top="0cm" fo:margin-bottom="0cm" fo:line-height="100%"/>
      <style:text-properties style:font-name="Arial" fo:font-size="10pt" fo:language="de" fo:country="AT" style:letter-kerning="true" style:font-name-asian="MS Mincho" style:font-size-asian="10pt" style:font-size-complex="10pt"/>
    </style:style>
    <style:style style:name="P75" style:family="paragraph" style:parent-style-name="Standard" style:list-style-name="L26">
      <style:paragraph-properties fo:margin-left="-0.019cm" fo:margin-right="0cm" fo:margin-top="0cm" fo:margin-bottom="0cm" fo:line-height="100%" fo:orphans="2" fo:widows="2" fo:hyphenation-ladder-count="no-limit" fo:text-indent="0cm" style:auto-text-indent="false">
        <style:tab-stops>
          <style:tab-stop style:position="0cm"/>
        </style:tab-stops>
      </style:paragraph-properties>
      <style:text-properties style:font-name="Arial" fo:font-size="10pt" fo:font-weight="bold" style:font-size-asian="10pt" style:font-weight-asian="bold" style:font-name-complex="Arial1" style:font-size-complex="10pt" style:font-weight-complex="bold" fo:hyphenate="false" fo:hyphenation-remain-char-count="2" fo:hyphenation-push-char-count="2"/>
    </style:style>
    <style:style style:name="P76" style:family="paragraph" style:parent-style-name="Standard" style:list-style-name="L33">
      <style:paragraph-properties fo:margin-left="-0.019cm" fo:margin-right="0cm" fo:margin-top="0cm" fo:margin-bottom="0cm" fo:line-height="100%" fo:orphans="2" fo:widows="2" fo:hyphenation-ladder-count="no-limit" fo:text-indent="0cm" style:auto-text-indent="false">
        <style:tab-stops>
          <style:tab-stop style:position="0cm"/>
        </style:tab-stops>
      </style:paragraph-properties>
      <style:text-properties style:font-name="Arial" fo:font-size="10pt" fo:font-weight="bold" style:font-size-asian="10pt" style:font-weight-asian="bold" style:font-name-complex="Arial1" style:font-size-complex="10pt" style:font-weight-complex="bold" fo:hyphenate="false" fo:hyphenation-remain-char-count="2" fo:hyphenation-push-char-count="2"/>
    </style:style>
    <style:style style:name="P77" style:family="paragraph" style:parent-style-name="Standard" style:list-style-name="WW8Num3">
      <style:paragraph-properties fo:margin-left="0.034cm" fo:margin-right="0cm" fo:text-indent="0cm" style:auto-text-indent="false"/>
      <style:text-properties fo:font-size="10pt" style:font-size-asian="10pt" style:font-size-complex="10pt"/>
    </style:style>
    <style:style style:name="P78" style:family="paragraph" style:parent-style-name="Heading_20_3" style:list-style-name="L3">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79" style:family="paragraph" style:parent-style-name="Heading_20_3" style:list-style-name="L3">
      <style:paragraph-properties fo:margin-left="0cm" fo:margin-right="0cm" fo:margin-top="0cm" fo:margin-bottom="0cm" fo:line-height="100%" fo:orphans="2" fo:widows="2" fo:hyphenation-ladder-count="no-limit" fo:text-indent="0cm" style:auto-text-indent="false">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80" style:family="paragraph" style:parent-style-name="Heading_20_3" style:list-style-name="L3">
      <style:paragraph-properties fo:margin-left="0cm" fo:margin-right="0cm" fo:margin-top="0cm" fo:margin-bottom="0cm" fo:line-height="100%" fo:orphans="2" fo:widows="2" fo:hyphenation-ladder-count="no-limit" fo:text-indent="0.019cm" style:auto-text-indent="false">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81" style:family="paragraph" style:parent-style-name="Heading_20_3" style:list-style-name="L3">
      <style:paragraph-properties fo:margin-left="0cm" fo:margin-right="0cm" fo:margin-top="0cm" fo:margin-bottom="0cm" fo:line-height="100%" fo:orphans="2" fo:widows="2" fo:hyphenation-ladder-count="no-limit" fo:text-indent="0.037cm" style:auto-text-indent="false">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82" style:family="paragraph" style:parent-style-name="Heading_20_3" style:list-style-name="L3">
      <style:paragraph-properties fo:margin-left="0.019cm" fo:margin-right="0cm" fo:margin-top="0cm" fo:margin-bottom="0cm" fo:line-height="100%" fo:orphans="2" fo:widows="2" fo:hyphenation-ladder-count="no-limit" fo:text-indent="0cm" style:auto-text-indent="false">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83" style:family="paragraph" style:parent-style-name="List_20_Paragraph" style:list-style-name="L6">
      <style:paragraph-properties fo:margin-top="0cm" fo:margin-bottom="0cm" fo:line-height="100%">
        <style:tab-stops>
          <style:tab-stop style:position="0cm"/>
        </style:tab-stops>
      </style:paragraph-properties>
      <style:text-properties style:font-name="Arial" fo:font-size="10pt" style:font-size-asian="10pt" style:font-name-complex="Arial1" style:font-size-complex="10pt"/>
    </style:style>
    <style:style style:name="P84" style:family="paragraph" style:parent-style-name="List_20_Paragraph" style:list-style-name="L7">
      <style:paragraph-properties fo:margin-top="0cm" fo:margin-bottom="0cm" fo:line-height="100%">
        <style:tab-stops>
          <style:tab-stop style:position="0cm"/>
        </style:tab-stops>
      </style:paragraph-properties>
      <style:text-properties style:font-name="Arial" fo:font-size="10pt" style:font-size-asian="10pt" style:font-name-complex="Arial1" style:font-size-complex="10pt"/>
    </style:style>
    <style:style style:name="P85" style:family="paragraph" style:parent-style-name="Heading_20_5" style:list-style-name="L3">
      <style:paragraph-properties fo:margin-top="0cm" fo:margin-bottom="0cm" fo:line-height="100%" fo:orphans="2" fo:widows="2" fo:hyphenation-ladder-count="no-limit">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P86" style:family="paragraph" style:parent-style-name="Heading_20_5" style:list-style-name="L3">
      <style:paragraph-properties fo:margin-top="0cm" fo:margin-bottom="0cm" fo:line-height="100%" fo:orphans="2" fo:widows="2" fo:hyphenation-ladder-count="no-limit" fo:break-before="page">
        <style:tab-stops>
          <style:tab-stop style:position="0cm"/>
        </style:tab-stops>
      </style:paragraph-properties>
      <style:text-properties style:font-name="Arial" fo:font-size="10pt" style:font-size-asian="10pt" style:font-name-complex="Arial1" style:font-size-complex="10pt" fo:hyphenate="false" fo:hyphenation-remain-char-count="2" fo:hyphenation-push-char-count="2"/>
    </style:style>
    <style:style style:name="T1" style:family="text">
      <style:text-properties fo:language="de" fo:country="DE"/>
    </style:style>
    <style:style style:name="T2" style:family="text">
      <style:text-properties fo:font-weight="bold" style:font-weight-asian="bold" style:font-name-complex="Arial1" style:font-weight-complex="bold"/>
    </style:style>
    <style:style style:name="T3" style:family="text">
      <style:text-properties fo:font-variant="normal" fo:text-transform="none" fo:language="de" fo:country="DE"/>
    </style:style>
    <style:style style:name="T4" style:family="text">
      <style:text-properties style:font-name-complex="Arial1"/>
    </style:style>
    <style:style style:name="T5" style:family="text">
      <style:text-properties style:font-name-complex="Arial1" style:font-weight-complex="bold"/>
    </style:style>
    <style:style style:name="T6" style:family="text">
      <style:text-properties style:font-name-complex="Arial1" style:font-style-complex="italic"/>
    </style:style>
    <text:list-style style:name="L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ktplanung II Realisierungsplanung</text:p>
      <text:p text:style-name="P5"/>
      <text:p text:style-name="P6">Überblick</text:p>
      <text:p text:style-name="P2"><text:tab/>Realisierungsplanung</text:p>
      <text:p text:style-name="P2"><text:tab/><text:tab/>Personalplanung</text:p>
      <text:p text:style-name="P2"><text:tab/><text:tab/><text:tab/>Projektorganisationsplan</text:p>
      <text:p text:style-name="P2"><text:tab/><text:tab/><text:tab/>Arbeitspakete und Verantwortungsmatrix<text:tab/>S147</text:p>
      <text:p text:style-name="P3"><text:tab/><text:tab/><text:tab/><text:tab/>Funktionen-Matrix</text:p>
      <text:p text:style-name="P3"><text:tab/><text:tab/><text:tab/><text:tab/>Verantwortungsmatrix</text:p>
      <text:p text:style-name="P2"><text:tab/><text:tab/><text:tab/>Stellenbeschreibung</text:p>
      <text:p text:style-name="P2"><text:bookmark text:name="_Toc465403288"/><text:bookmark text:name="_Toc465403358"/><text:bookmark text:name="_Toc465404606"/><text:bookmark text:name="_Toc465437922"/><text:bookmark text:name="_Toc465526191"/><text:bookmark text:name="_Toc465527968"/><text:bookmark text:name="_Toc465528089"/><text:bookmark text:name="_Toc465570304"/><text:bookmark text:name="_Toc465570494"/><text:bookmark text:name="_Toc465570786"/><text:bookmark text:name="_Toc510502442"/><text:bookmark text:name="_Toc510502632"/><text:bookmark text:name="_Toc510696276"/><text:tab/><text:tab/>Terminplanung</text:p>
      <text:p text:style-name="P2"><text:tab/><text:tab/><text:tab/>Meilensteinliste</text:p>
      <text:p text:style-name="P2"><text:tab/><text:tab/><text:tab/>Balkendiagramm<text:tab/>S154</text:p>
      <text:p text:style-name="P2"><text:tab/><text:tab/><text:tab/>Netzplan<text:tab/><text:tab/>S155</text:p>
      <text:p text:style-name="P2"><text:tab/><text:tab/><text:tab/>Aktions-, Arbeitsplan</text:p>
      <text:p text:style-name="P2"><text:tab/><text:tab/>Sachmittelplanung</text:p>
      <text:p text:style-name="P2"><text:tab/><text:tab/>Kostenplanung</text:p>
      <text:p text:style-name="P3"><text:tab/><text:tab/><text:span text:style-name="T1">Kontrollplanung</text:span></text:p>
      <text:p text:style-name="P3"><text:span text:style-name="T3"><text:tab/><text:tab/>Planung des </text:span><text:span text:style-name="T1">Berichtswesen</text:span></text:p>
      <text:p text:style-name="P9"/>
      <text:p text:style-name="P7"/>
      <text:p text:style-name="P20">Realisierungsplanung</text:p>
      <text:p text:style-name="P15"/>
      <text:h text:style-name="P1" text:outline-level="2">Personalplanung</text:h>
      <text:p text:style-name="P16">Die Personalplanung kümmert sich um die Abstimmung des Soll-Ist-Verhältnisses der</text:p>
      <text:p text:style-name="P16">Personalkapazitäten. Es werden 2 Größen gegenübergestellt.</text:p>
      <text:list xml:id="list38586829" text:style-name="L1">
        <text:list-item>
          <text:p text:style-name="P40">verfügbare Personalkapazitäten</text:p>
        </text:list-item>
        <text:list-item>
          <text:p text:style-name="P40">benötigte Personalkapazitäten</text:p>
        </text:list-item>
      </text:list>
      <text:p text:style-name="P17"/>
      <text:p text:style-name="P16">Die Personalplanung gliedert sich in 2 Planungsphasen:</text:p>
      <text:list xml:id="list38577347" text:style-name="L2">
        <text:list-item>
          <text:p text:style-name="P41">Personalbedarfsplanung</text:p>
        </text:list-item>
        <text:list-item>
          <text:p text:style-name="P41">Mitarbeiterplanung</text:p>
        </text:list-item>
      </text:list>
      <text:p text:style-name="P17"/>
      <text:p text:style-name="P16">In der ersten Phase wird der personalbedarf qualitativ und quantitativ ermittelt. In der zweiten Phase wird die Planung der einzelnen Mitarbeiter, welche in bestimmten Gruppen oder Teams eingesetzt werden sollen, behandelt.</text:p>
      <text:list xml:id="list38567246" text:style-name="L3">
        <text:list-item>
          <text:list>
            <text:list-item>
              <text:list>
                <text:list-item>
                  <text:h text:style-name="P78" text:outline-level="3">Personalbedarfsplanung</text:h>
                </text:list-item>
              </text:list>
            </text:list-item>
          </text:list>
        </text:list-item>
      </text:list>
      <text:p text:style-name="P16">Bestimmungen des Personalbedarfs sollen unter 2 Aspekten erfolgen:</text:p>
      <text:list xml:id="list38570330" text:style-name="L4">
        <text:list-item>
          <text:p text:style-name="P42">Quantitativer Bedarf</text:p>
        </text:list-item>
      </text:list>
      <text:p text:style-name="P16">Es wird in Manntagen (MT), Mannmonaten (MM) und Mannjahren (MJ) ermittelt</text:p>
      <text:list xml:id="list38563424" text:style-name="L5">
        <text:list-item>
          <text:p text:style-name="P43">Qualitativer Bedarf</text:p>
        </text:list-item>
      </text:list>
      <text:p text:style-name="P16">Hierbei wird die Qualifikation des Personals ermittelt, wie gut muss ein Mitarbeiter sein, was für Kenntnisse besitzt er die nützlich sein könnten, etc.</text:p>
      <text:p text:style-name="P16"/>
      <text:p text:style-name="P19">Arbeitspaket und Verantwortungsmatrix</text:p>
      <text:p text:style-name="P16">Ein Arbeitspaket ist jenes Element im tätigkeitsorientierten Projektstrukturplan, welches nicht weiter untergliedert wird. Arbeitspakete sind einer verantwortlichen Person/Organisationseinheit zugeteilt. Als kleinste Gliederungseinheit in einem Projektstrukturplan beschreibt das Arbeitspaket eine klar definierte Aufgabe bzw. Leistung.</text:p>
      <text:p text:style-name="P16">Die Beschreibung eines Arbeitspaketes sollte folgende Informationen enthalten:</text:p>
      <text:list xml:id="list38569279" text:style-name="L6">
        <text:list-item>
          <text:p text:style-name="P83">Projektname oder –kürzel</text:p>
        </text:list-item>
        <text:list-item>
          <text:p text:style-name="P83">Arbeitspaket-Bezeichnung und AP-Nummer</text:p>
        </text:list-item>
        <text:list-item>
          <text:p text:style-name="P83">Verantwortlicher</text:p>
        </text:list-item>
        <text:list-item>
          <text:p text:style-name="P83">Ziele und Beschreibung der zu erbringenden Leistung</text:p>
        </text:list-item>
        <text:list-item>
          <text:p text:style-name="P83">Teilaufgaben und Termine</text:p>
        </text:list-item>
        <text:list-item>
          <text:p text:style-name="P83">Kosten</text:p>
        </text:list-item>
        <text:list-item>
          <text:p text:style-name="P83">Benötigte Ressourcen</text:p>
        </text:list-item>
        <text:list-item>
          <text:p text:style-name="P83">Ist-Werte bezüglich Arbeitsfortschritt und Kosten</text:p>
        </text:list-item>
        <text:list-item>
          <text:p text:style-name="P83">Schnittstellen zu anderen Arbeitspaketen/Aktivitäten</text:p>
        </text:list-item>
      </text:list>
      <text:p text:style-name="P16"/>
      <text:p text:style-name="P20">Funktionenmatrix</text:p>
      <text:p text:style-name="P16"/>
      <text:p text:style-name="P16"><text:soft-page-break/></text:p>
      <text:p text:style-name="P19">Verantwortungsmatrix</text:p>
      <text:p text:style-name="P16">Die Verantwortungsmatrix ist ein zentrales Dokument in einem Projekt zur Verwaltung der Aufgaben bzw. Verantwortlichkeiten. Sie bietet einerseits einen Überblick, wer für welche Arbeitspakete oder Teilaufgaben verantwortlich ist, stellen anderseits aber auch Verantwortlichkeiten für Querschnittaufgaben wie Dokumentation oder Controlling dar. </text:p>
      <text:p text:style-name="P16">Funktionen der Verantwortungsmatrix</text:p>
      <text:list xml:id="list38570616" text:style-name="L7">
        <text:list-item>
          <text:p text:style-name="P84">Funktionsgerechten Aufbau der Projektorganisation</text:p>
        </text:list-item>
        <text:list-item>
          <text:p text:style-name="P84">Eindeutige Zuordnung von Aufgaben und Kompetenzen</text:p>
        </text:list-item>
        <text:list-item>
          <text:p text:style-name="P84">Überblick über Aufgaben einzelner Stellen und über die Zusammenarbeit zwischen diesen Stellen</text:p>
        </text:list-item>
        <text:list-item>
          <text:p text:style-name="P84">Hilft bei der Kontrolle von Teilzielen und Arbeitsabläufen</text:p>
        </text:list-item>
        <text:list-item>
          <text:p text:style-name="P84">Stellt alle Aktivitäten dar und unterstützt damit die Erstellung eines Netzplanes</text:p>
        </text:list-item>
      </text:list>
      <text:h text:style-name="P33" text:outline-level="3">Stellenbeschreibung</text:h>
      <text:p text:style-name="P15"><text:span text:style-name="T4">Eine </text:span><text:span text:style-name="T5">Stellenbeschreibung</text:span><text:span text:style-name="T4"> ist eine personenneutrale schriftliche Beschreibung einer Arbeitsstelle hinsichtlich ihrer Arbeitsziele, Aufgaben, Kompetenzen und Beziehungen zu anderen Stellen. Die Abgrenzung gegenüber einem so genannten </text:span><text:span text:style-name="T6">Besetzungsbild</text:span><text:span text:style-name="T4"> liegt in der Ausführlichkeit der Darstellung.</text:span></text:p>
      <text:h text:style-name="P29" text:outline-level="2">Terminplanung</text:h>
      <text:list xml:id="list38613637" text:continue-list="list38567246" text:style-name="L3">
        <text:list-item>
          <text:list>
            <text:list-item>
              <text:list>
                <text:list-item>
                  <text:h text:style-name="P78" text:outline-level="3">Meilensteinliste</text:h>
                </text:list-item>
              </text:list>
            </text:list-item>
          </text:list>
        </text:list-item>
      </text:list>
      <text:p text:style-name="P16">Der Abschluss einer Projektphase wird durch einen Meilenstein signalisiert.</text:p>
      <text:p text:style-name="P16">Der Meilenstein stellt ein überprüfbares Zwischenergebnis, das inhaltlich und terminlich genau beschrieben ist, dar. Die Meilensteine kennzeichnen auch wichtige und kritische Ereignisse, welche sich bereits aus dem Projektauftrag ergeben. Aus diesem Grund dienen die Meilensteine auch als Orientierungshilfe für Projektmitarbeiter und vor allem für die Projektverantwortlichen.</text:p>
      <text:p text:style-name="P16">Werden die Meilensteine in einer Tabelle zusammengefasst, so spricht man von einer Meilensteinliste. Meilensteine werden auch im Netzplan dargestellt.</text:p>
      <text:h text:style-name="P32" text:outline-level="3">Balkendiagramm</text:h>
      <text:p text:style-name="P16">Balkendiagramme (Gantt-Diagramme) dienen der Planung, Steuerung und Überwachung von Projekten. In den Diagrammen kann abgelesen werden, wann Aktivitäten beginnen, wie lange sie dauern und wann sie enden.</text:p>
      <text:p text:style-name="P16">Bei kleineren Projekten werden Balkendiagramme einfach per Hand erstellt und verwaltet. Bei größerem Aufwand gibt es verschiedene Tools mit denen Balkendiagramme erstellt werden können. Das wohl bekannteste Tool ist hierbei MS-Project.</text:p>
      <text:p text:style-name="P16">Der Vorteil von Balkendiagrammen ist bei nicht zu umfangreichen Projekten ihre einfache Handhabung sowie ihre Anschaulichkeit. Bei größeren Projekten werden Balkendiagramme durch Netzpläne ersetzt, da die Zusammenhänge zwischen den Aktivitäten und Pufferzeiten nicht mehr auf einen Blick erkennbar sind. Planungsprogramme bieten beide Darstellungsformen.</text:p>
      <text:list xml:id="list38613528" text:continue-numbering="true" text:style-name="L3">
        <text:list-item>
          <text:list>
            <text:list-item>
              <text:list>
                <text:list-item>
                  <text:h text:style-name="P78" text:outline-level="3">Netzplan</text:h>
                </text:list-item>
              </text:list>
            </text:list-item>
          </text:list>
        </text:list-item>
      </text:list>
      <text:p text:style-name="P16">Die Erstellung von Netzplänen erfolgt in 2 Phasen:</text:p>
      <text:list xml:id="list38570556" text:style-name="L8">
        <text:list-item>
          <text:p text:style-name="P44">Erste Phase (Ausgangspunkt ist der fertige Projektstrukturplan):<text:line-break/>Die Tätigkeiten, die im Projekt durchzuführen sind, werden in einer Tätigkeitsliste erfasst. Damit verbunden ist das Zuordnen der Tätigkeiten zu den Aufgabenträgern sowie das ermitteln der für jede Tätigkeit notwendigen Vorbedingungen. Die Ablaufstruktur enthält die logischen Beziehungen zwischen den einzelnen Tätigkeiten.<text:line-break/>(Anm.: Diese Phase wird vielfach auch als Strukturanalyse bezeichnet.)</text:p>
        </text:list-item>
        <text:list-item>
          <text:p text:style-name="P44">Zweite Phase:<text:line-break/>Die für die Durchführung der Tätigkeiten erforderlichen Zeitspannen werden mit einer Zeitanalyse ermittelt. Aufgrund des Zeitbedarfes werden die frühestmöglichen Anfangspunkte und die spätest erlaubten Endpunkte der Tätigkeiten (Vorgänge) sowie die Eintreffpunkte von Zuständen (Ereignissen), der kritische Weg und verschiedene Arten der Zeitreserven (Pufferzeiten) ermittelt.</text:p>
        </text:list-item>
      </text:list>
      <text:p text:style-name="P22"/>
      <text:p text:style-name="P16">Die Pufferzeit ist jene Zeitspanne, um die die Lage oder Dauer eines Vorganges verändert werden kann, ohne dass sich dies auf die Projektdauer auswirkt. <text:line-break/>Unter kritischem Weg (Pfad) in einem Netzplan versteht man jenen Weg, auf dem Ereignisse bzw. Vorgänge so angeordnet sind, dass die gesamte Pufferzeit ein Minimum ist. Dieser kritische Weg ist eine folge von Aktivitäten innerhalb des Netzplanes, bei denen eine Verschiebung oder Verzögerung sich auf das Projektende auswirken würde.</text:p>
      <text:p text:style-name="P16">Aufbauend auf der Zeitanalyse können folgende Analysen durchgeführt werden:</text:p>
      <text:list xml:id="list38589922" text:style-name="L9">
        <text:list-item>
          <text:p text:style-name="P45">Projektkontrolle</text:p>
        </text:list-item>
        <text:list-item>
          <text:p text:style-name="P45">Zeit-Kosten-Analyse</text:p>
        </text:list-item>
        <text:list-item>
          <text:p text:style-name="P45">Kapazitätsanalyse</text:p>
        </text:list-item>
        <text:list-item>
          <text:p text:style-name="P45">Kombinierte Zeit-Kosten-Kapazitäts-Analyse</text:p>
        </text:list-item>
        <text:list-item>
          <text:p text:style-name="P45">Simultane Planung unabhängiger Projekt</text:p>
        </text:list-item>
      </text:list>
      <text:p text:style-name="P17"><text:soft-page-break/></text:p>
      <text:p text:style-name="P17"/>
      <text:h text:style-name="P34" text:outline-level="3"><text:span text:style-name="T4">Der MPM-Netzplan (</text:span><text:span text:style-name="T2">Metra-Potential-Methode)</text:span></text:h>
      <text:p text:style-name="P31"/>
      <text:list xml:id="list38597810" text:continue-list="list38613528" text:style-name="L3">
        <text:list-item>
          <text:list>
            <text:list-item>
              <text:list>
                <text:list-item>
                  <text:list>
                    <text:list-item>
                      <text:list>
                        <text:list-item>
                          <text:h text:style-name="P85" text:outline-level="5">Darstellung eines MPM-Netzplanes:</text:h>
                        </text:list-item>
                      </text:list>
                    </text:list-item>
                  </text:list>
                </text:list-item>
              </text:list>
            </text:list-item>
          </text:list>
        </text:list-item>
      </text:list>
      <table:table table:name="Tabelle3" table:style-name="Tabelle3">
        <table:table-column table:style-name="Tabelle3.A"/>
        <table:table-column table:style-name="Tabelle3.B" table:number-columns-repeated="2"/>
        <table:table-column table:style-name="Tabelle3.D"/>
        <table:table-column table:style-name="Tabelle3.B" table:number-columns-repeated="2"/>
        <table:table-column table:style-name="Tabelle3.G"/>
        <table:table-row table:style-name="Tabelle3.1">
          <table:table-cell table:style-name="Tabelle3.A1" office:value-type="string">
            <text:p text:style-name="P10">FAZ</text:p>
          </table:table-cell>
          <table:table-cell table:style-name="Tabelle3.A1" office:value-type="string">
            <text:p text:style-name="P10">Dauer</text:p>
          </table:table-cell>
          <table:table-cell table:style-name="Tabelle3.A1" office:value-type="string">
            <text:p text:style-name="P10">FEZ</text:p>
          </table:table-cell>
          <table:table-cell table:style-name="Tabelle3.D1" table:number-rows-spanned="3" office:value-type="string">
            <text:p text:style-name="P11">E<text:tab/>A</text:p>
          </table:table-cell>
          <table:table-cell table:style-name="Tabelle3.A1" office:value-type="string">
            <text:p text:style-name="P10">FAZ</text:p>
          </table:table-cell>
          <table:table-cell table:style-name="Tabelle3.A1" office:value-type="string">
            <text:p text:style-name="P10">Dauer</text:p>
          </table:table-cell>
          <table:table-cell table:style-name="Tabelle3.D1" office:value-type="string">
            <text:p text:style-name="P10">FEZ</text:p>
          </table:table-cell>
        </table:table-row>
        <table:table-row table:style-name="Tabelle3.2">
          <table:table-cell table:style-name="Tabelle3.A2" table:number-columns-spanned="3" office:value-type="string">
            <text:p text:style-name="P10">Vorgang i</text:p>
          </table:table-cell>
          <table:covered-table-cell/>
          <table:covered-table-cell/>
          <table:covered-table-cell/>
          <table:table-cell table:style-name="Tabelle3.E2" table:number-columns-spanned="3" office:value-type="string">
            <text:p text:style-name="P10">Vorgang j</text:p>
          </table:table-cell>
          <table:covered-table-cell/>
          <table:covered-table-cell/>
        </table:table-row>
        <table:table-row table:style-name="Tabelle3.1">
          <table:table-cell table:style-name="Tabelle3.A2" office:value-type="string">
            <text:p text:style-name="P10">SAZ</text:p>
          </table:table-cell>
          <table:table-cell table:style-name="Tabelle3.A2" office:value-type="string">
            <text:p text:style-name="P10">Puffer</text:p>
          </table:table-cell>
          <table:table-cell table:style-name="Tabelle3.A2" office:value-type="string">
            <text:p text:style-name="P10">SEZ</text:p>
          </table:table-cell>
          <table:covered-table-cell/>
          <table:table-cell table:style-name="Tabelle3.A2" office:value-type="string">
            <text:p text:style-name="P10">SAZ</text:p>
          </table:table-cell>
          <table:table-cell table:style-name="Tabelle3.A2" office:value-type="string">
            <text:p text:style-name="P10">Puffer</text:p>
          </table:table-cell>
          <table:table-cell table:style-name="Tabelle3.E2" office:value-type="string">
            <text:p text:style-name="P10">SEZ</text:p>
          </table:table-cell>
        </table:table-row>
      </table:table>
      <text:p text:style-name="P30"/>
      <text:p text:style-name="P16">FAZ:<text:tab/>Frühester Anfangszeitpunkt</text:p>
      <text:p text:style-name="P16">FEZ:<text:tab/>Frühester Endzeitpunkt</text:p>
      <text:p text:style-name="P16">SAZ: <text:tab/>Spätester Anfangszeitpunkt</text:p>
      <text:p text:style-name="P16">SEZ: <text:tab/>Spätester Endzeitpunkt</text:p>
      <text:p text:style-name="P16">E,A: <text:tab/>Art der Vorgangsbeziehung</text:p>
      <text:p text:style-name="P16">t: <text:tab/>zeitlicher Abstand zwischen den Vorgängen</text:p>
      <text:list xml:id="list38584370" text:continue-numbering="true" text:style-name="L3">
        <text:list-item>
          <text:list>
            <text:list-item>
              <text:list>
                <text:list-item>
                  <text:list>
                    <text:list-item>
                      <text:list>
                        <text:list-item>
                          <text:h text:style-name="P85" text:outline-level="5">Verknüpfen von Vorgängen im MPM-Netzplan:</text:h>
                        </text:list-item>
                      </text:list>
                    </text:list-item>
                  </text:list>
                </text:list-item>
              </text:list>
            </text:list-item>
          </text:list>
        </text:list-item>
      </text:list>
      <text:p text:style-name="P16">Es gibt 4 verschiedene Verknüpfungsarten:</text:p>
      <text:list xml:id="list38561452" text:style-name="L10">
        <text:list-item>
          <text:p text:style-name="P46">EA: Ende – Anfang, auch die „Normalform“ genannt. Der Nachfolger beginnt nach Fertigstellung des Vorgängers</text:p>
        </text:list-item>
      </text:list>
      <text:list xml:id="list38575112" text:style-name="L11">
        <text:list-item>
          <text:p text:style-name="P47">EE: Ende – Ende, beide Vorgänge müssen gleichzeitig beendet sein.</text:p>
        </text:list-item>
        <text:list-item>
          <text:p text:style-name="P47">AA: Anfang – Anfang, Wenn Vorgang i beginnt muss auch Vorgang j beginnen</text:p>
        </text:list-item>
        <text:list-item>
          <text:p text:style-name="P47">AE: Anfang – Ende: Wenn Vorgang i beginnt muss Vorgang j beendet sein.<text:line-break/></text:p>
        </text:list-item>
      </text:list>
      <text:p text:style-name="P16">Hierzu gibt es auch noch t +/- mit dem man einen positiven / negativen zeitlichen Abstand</text:p>
      <text:p text:style-name="P16">einplanen kann. Als Beispiel bei einer normalen EA Beziehung:</text:p>
      <text:list xml:id="list38583564" text:style-name="L12">
        <text:list-item>
          <text:p text:style-name="P48">positiver Zeitabstand: (+48h) Vorgang i ist fertig und Vorgang j beginnt erst 48h nach Beendigung von Vorgang i. Bsp: Fußboden verlegen darf erst 48h nach Fertigstellung des Estrichs erfolgen</text:p>
        </text:list-item>
      </text:list>
      <text:list xml:id="list38563558" text:style-name="L13">
        <text:list-item>
          <text:p text:style-name="P49">negativer Zeitabstand: (-10h) Vorgang j beginnt 10h vor Beendigung des Vorgangs i:<text:line-break/>Bsp: 10h vor Fertigstellung einer Stahlkonstruktion beginnt die Anfahrt eines Spezialfahrzeuges für den Transport</text:p>
        </text:list-item>
      </text:list>
      <text:p text:style-name="P16"/>
      <text:list xml:id="list38592062" text:continue-list="list38584370" text:style-name="L3">
        <text:list-item>
          <text:list>
            <text:list-item>
              <text:list>
                <text:list-item>
                  <text:list>
                    <text:list-item>
                      <text:list>
                        <text:list-item>
                          <text:h text:style-name="P85" text:outline-level="5">Zeichnen des MPM-Netzplans:</text:h>
                        </text:list-item>
                      </text:list>
                    </text:list-item>
                  </text:list>
                </text:list-item>
              </text:list>
            </text:list-item>
          </text:list>
        </text:list-item>
      </text:list>
      <text:p text:style-name="P16">Bei dem Zeichnen des MPM gibt es ein paar wichtige Regeln zu beachten:</text:p>
      <text:list xml:id="list38588948" text:style-name="L14">
        <text:list-item>
          <text:p text:style-name="P50">Der MPM-Netzplan besitzt genau einen Anfangs/Endknoten</text:p>
        </text:list-item>
        <text:list-item>
          <text:p text:style-name="P50">Die Pfeile verbinden die Vorgänge entsprechend der logischen Abfolge im Projekt</text:p>
        </text:list-item>
        <text:list-item>
          <text:p text:style-name="P50">Pfeilrichtung verläuft von „links“ nach „rechts“</text:p>
        </text:list-item>
      </text:list>
      <text:p text:style-name="P16">Beispielzeichnung: Seite 81</text:p>
      <text:list xml:id="list38605604" text:continue-list="list38592062" text:style-name="L3">
        <text:list-item>
          <text:list>
            <text:list-item>
              <text:list>
                <text:list-item>
                  <text:list>
                    <text:list-item>
                      <text:list>
                        <text:list-item>
                          <text:h text:style-name="P85" text:outline-level="5"/>
                        </text:list-item>
                        <text:list-item>
                          <text:h text:style-name="P86" text:outline-level="5">Berechnungsverfahren MPM</text:h>
                        </text:list-item>
                      </text:list>
                    </text:list-item>
                  </text:list>
                </text:list-item>
              </text:list>
            </text:list-item>
          </text:list>
        </text:list-item>
      </text:list>
      <text:p text:style-name="P16">Berechnung der frühesten Zeitpunkte: Anfangsknoten FAZ = 0, FEZ = FAZ + Dauer,</text:p>
      <text:p text:style-name="P16">Folgeknoten FAZ = FEZ Vorgängerknoten</text:p>
      <text:p text:style-name="P16">Berechnung der späten Zeitpunkte: Beginnend im Endknoten SEZ = FEZ, SAZ = SEZ – Dauer,</text:p>
      <text:p text:style-name="P16">im Vorgänger SEZ = SAZ vom Nachfolger</text:p>
      <text:p text:style-name="P16">Berechnung: Pufferzeiten und kritischer Pfad:</text:p>
      <text:p text:style-name="P16">Pufferzeit = SAZ – FAZ oder SEZ – FEZ</text:p>
      <text:p text:style-name="P16">Kritischer Pfad = Pufferzeit ist 0 (minimal)</text:p>
      <text:p text:style-name="P16">Projektdauer = SEZ vom letzten Knoten</text:p>
      <text:list xml:id="list38589763" text:continue-numbering="true" text:style-name="L3">
        <text:list-item>
          <text:list>
            <text:list-item>
              <text:list>
                <text:list-item>
                  <text:list>
                    <text:list-item>
                      <text:list>
                        <text:list-item>
                          <text:h text:style-name="P85" text:outline-level="5">Beispiel: Entwurf und Berechnung eines MPM-Netzplans</text:h>
                        </text:list-item>
                      </text:list>
                    </text:list-item>
                  </text:list>
                </text:list-item>
              </text:list>
            </text:list-item>
          </text:list>
        </text:list-item>
      </text:list>
      <text:p text:style-name="P16">Die Lösung dieses Beispiels erfolgt in 4 Schritten:</text:p>
      <text:list xml:id="list38590477" text:style-name="L15">
        <text:list-item>
          <text:p text:style-name="P51">Zeichnen der Netzplanstruktur</text:p>
        </text:list-item>
        <text:list-item>
          <text:p text:style-name="P51">Berechnung der frühesten Zeitpunkte für die Vorgänge</text:p>
        </text:list-item>
        <text:list-item>
          <text:p text:style-name="P51">Berechnung der spätesten Zeitpunkte für die Vorgänge</text:p>
        </text:list-item>
        <text:list-item>
          <text:p text:style-name="P51">Bestimmung von Projektdauer, Pufferzeiten und kritischem Pfad</text:p>
        </text:list-item>
      </text:list>
      <text:p text:style-name="P16"/>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13">Nr.</text:p>
          </table:table-cell>
          <table:table-cell table:style-name="Tabelle4.A1" office:value-type="string">
            <text:p text:style-name="P13">Vorgang</text:p>
          </table:table-cell>
          <table:table-cell table:style-name="Tabelle4.A1" office:value-type="string">
            <text:p text:style-name="P13">Dauer (Wochen)</text:p>
          </table:table-cell>
          <table:table-cell table:style-name="Tabelle4.D1" office:value-type="string">
            <text:p text:style-name="P13">Vorgänger</text:p>
          </table:table-cell>
        </table:table-row>
        <table:table-row table:style-name="Tabelle4.1">
          <table:table-cell table:style-name="Tabelle4.A2" office:value-type="string">
            <text:p text:style-name="P12">1</text:p>
          </table:table-cell>
          <table:table-cell table:style-name="Tabelle4.A2" office:value-type="string">
            <text:p text:style-name="P12">Projektvorstudie und Projektstart</text:p>
          </table:table-cell>
          <table:table-cell table:style-name="Tabelle4.A2" office:value-type="string">
            <text:p text:style-name="P12">2</text:p>
          </table:table-cell>
          <table:table-cell table:style-name="Tabelle4.D2" office:value-type="string">
            <text:p text:style-name="P12">-</text:p>
          </table:table-cell>
        </table:table-row>
        <table:table-row table:style-name="Tabelle4.1">
          <table:table-cell table:style-name="Tabelle4.A2" office:value-type="string">
            <text:p text:style-name="P12">2</text:p>
          </table:table-cell>
          <table:table-cell table:style-name="Tabelle4.A2" office:value-type="string">
            <text:p text:style-name="P12">IST-Erhebung und IST-Analyse</text:p>
          </table:table-cell>
          <table:table-cell table:style-name="Tabelle4.A2" office:value-type="string">
            <text:p text:style-name="P12">6</text:p>
          </table:table-cell>
          <table:table-cell table:style-name="Tabelle4.D2" office:value-type="string">
            <text:p text:style-name="P12">1</text:p>
          </table:table-cell>
        </table:table-row>
        <table:table-row table:style-name="Tabelle4.1">
          <table:table-cell table:style-name="Tabelle4.A2" office:value-type="string">
            <text:p text:style-name="P12">3</text:p>
          </table:table-cell>
          <table:table-cell table:style-name="Tabelle4.A2" office:value-type="string">
            <text:p text:style-name="P12">Marktanalyse</text:p>
          </table:table-cell>
          <table:table-cell table:style-name="Tabelle4.A2" office:value-type="string">
            <text:p text:style-name="P12">4</text:p>
          </table:table-cell>
          <table:table-cell table:style-name="Tabelle4.D2" office:value-type="string">
            <text:p text:style-name="P12">1</text:p>
          </table:table-cell>
        </table:table-row>
        <table:table-row table:style-name="Tabelle4.1">
          <table:table-cell table:style-name="Tabelle4.A2" office:value-type="string">
            <text:p text:style-name="P12">4</text:p>
          </table:table-cell>
          <table:table-cell table:style-name="Tabelle4.A2" office:value-type="string">
            <text:p text:style-name="P12">Zieldefinition, Festlegung d. Anforderungen</text:p>
          </table:table-cell>
          <table:table-cell table:style-name="Tabelle4.A2" office:value-type="string">
            <text:p text:style-name="P12">2</text:p>
          </table:table-cell>
          <table:table-cell table:style-name="Tabelle4.D2" office:value-type="string">
            <text:p text:style-name="P12">2,3</text:p>
          </table:table-cell>
        </table:table-row>
        <table:table-row table:style-name="Tabelle4.1">
          <table:table-cell table:style-name="Tabelle4.A2" office:value-type="string">
            <text:p text:style-name="P12">5</text:p>
          </table:table-cell>
          <table:table-cell table:style-name="Tabelle4.A2" office:value-type="string">
            <text:p text:style-name="P12">Erstellen des Pflichtenheftes</text:p>
          </table:table-cell>
          <table:table-cell table:style-name="Tabelle4.A2" office:value-type="string">
            <text:p text:style-name="P12">6</text:p>
          </table:table-cell>
          <table:table-cell table:style-name="Tabelle4.D2" office:value-type="string">
            <text:p text:style-name="P12">4</text:p>
          </table:table-cell>
        </table:table-row>
        <table:table-row table:style-name="Tabelle4.1">
          <table:table-cell table:style-name="Tabelle4.A2" office:value-type="string">
            <text:p text:style-name="P12">6</text:p>
          </table:table-cell>
          <table:table-cell table:style-name="Tabelle4.A2" office:value-type="string">
            <text:p text:style-name="P12">Vorbereiten der Ausschreibung</text:p>
          </table:table-cell>
          <table:table-cell table:style-name="Tabelle4.A2" office:value-type="string">
            <text:p text:style-name="P12">2</text:p>
          </table:table-cell>
          <table:table-cell table:style-name="Tabelle4.D2" office:value-type="string">
            <text:p text:style-name="P12">4</text:p>
          </table:table-cell>
        </table:table-row>
        <table:table-row table:style-name="Tabelle4.1">
          <table:table-cell table:style-name="Tabelle4.A2" office:value-type="string">
            <text:p text:style-name="P12">7</text:p>
          </table:table-cell>
          <table:table-cell table:style-name="Tabelle4.A2" office:value-type="string">
            <text:p text:style-name="P12">Erstellen des Kriterienkatalogs</text:p>
          </table:table-cell>
          <table:table-cell table:style-name="Tabelle4.A2" office:value-type="string">
            <text:p text:style-name="P12">8</text:p>
          </table:table-cell>
          <table:table-cell table:style-name="Tabelle4.D2" office:value-type="string">
            <text:p text:style-name="P12">4</text:p>
          </table:table-cell>
        </table:table-row>
        <table:table-row table:style-name="Tabelle4.1">
          <table:table-cell table:style-name="Tabelle4.A2" office:value-type="string">
            <text:p text:style-name="P12">8</text:p>
          </table:table-cell>
          <table:table-cell table:style-name="Tabelle4.A2" office:value-type="string">
            <text:p text:style-name="P12">Durchführen der Ausschreibung</text:p>
          </table:table-cell>
          <table:table-cell table:style-name="Tabelle4.A2" office:value-type="string">
            <text:p text:style-name="P12">8</text:p>
          </table:table-cell>
          <table:table-cell table:style-name="Tabelle4.D2" office:value-type="string">
            <text:p text:style-name="P12">5,6,7</text:p>
          </table:table-cell>
        </table:table-row>
        <table:table-row table:style-name="Tabelle4.1">
          <table:table-cell table:style-name="Tabelle4.A2" office:value-type="string">
            <text:p text:style-name="P12">9</text:p>
          </table:table-cell>
          <table:table-cell table:style-name="Tabelle4.A2" office:value-type="string">
            <text:p text:style-name="P12">Evaluation und Zuschlag</text:p>
          </table:table-cell>
          <table:table-cell table:style-name="Tabelle4.A2" office:value-type="string">
            <text:p text:style-name="P12">4</text:p>
          </table:table-cell>
          <table:table-cell table:style-name="Tabelle4.D2" office:value-type="string">
            <text:p text:style-name="P12">8</text:p>
          </table:table-cell>
        </table:table-row>
      </table:table>
      <text:h text:style-name="P27" text:outline-level="2"/>
      <text:p text:style-name="P30"/>
      <text:p text:style-name="P23">Aktions-, Arbeitsplan<text:tab/>160</text:p>
      <text:p text:style-name="P24"/>
      <text:p text:style-name="P24">Der Aktionsplan ist ein Instrument, das oft bei Arbeitssitzungen angewendet wird. <text:s/>Mit dem Aktionsplan können sehr schnell Aufgaben definiert, delegiert und terminiert werden.</text:p>
      <text:p text:style-name="P24">Damit strukturieren Aktionspläne die Abschnitte zwischen den Meilensteinen oder innerhalb von Arbeitspakten und helfen, die Aufgaben oder auch Arbeitspakete abarbeitbar zu machen. Für größere Aufgabenumfänge ist der Aktionsplan weniger geeignet.</text:p>
      <text:p text:style-name="P24"/>
      <text:p text:style-name="P24">Folgende Informationen werden in einem Aktionsplan festgehalten:</text:p>
      <text:p text:style-name="P24">Positionsnummer</text:p>
      <text:list xml:id="list38578839" text:style-name="L16">
        <text:list-item>
          <text:p text:style-name="P74">Aufgabeninhalt (Was muss getan werden?)</text:p>
        </text:list-item>
        <text:list-item>
          <text:p text:style-name="P74">Aufgabenträger (Wer ist dafür verantwortlich?)</text:p>
        </text:list-item>
        <text:list-item>
          <text:p text:style-name="P74">Termin (Bis wann liegt das Ergebnis vor?)</text:p>
        </text:list-item>
      </text:list>
      <text:h text:style-name="P27" text:outline-level="2"/>
      <text:p text:style-name="P30"/>
      <text:h text:style-name="P29" text:outline-level="2">Sachmittelplanung</text:h>
      <text:p text:style-name="P16">Ähnlich der Personalplanung ist auch die Sachmittelplanung eine Soll-Ist Abgleichung. Es gilt also, die qualitativen und quantitativen Anforderungen in Bezug auf die Abläufe zu ermitteln.</text:p>
      <text:p text:style-name="P16">Die Mittel, welche für die Projektarbeit benötigt werden, bezeichnet man eigentlich als Projektmittel. Sie sind von den Sachmittel, die im zu erarbeitenden System eingesetzt werden sollen, zu unterscheiden.</text:p>
      <text:p text:style-name="P16">Wiederum ergeben sich folgende 2 Größen zur Ermittlung</text:p>
      <text:list xml:id="list38563033" text:style-name="L17">
        <text:list-item>
          <text:p text:style-name="P52">Verfügbare Sachmittel</text:p>
        </text:list-item>
        <text:list-item>
          <text:p text:style-name="P52">Benötigte Sachmittel</text:p>
        </text:list-item>
      </text:list>
      <text:p text:style-name="P14"/>
      <text:p text:style-name="P18">Die Planung der Projektmittel ist aus folgenden Gründen erforderlich:</text:p>
      <text:list xml:id="list38568677" text:style-name="L18">
        <text:list-item>
          <text:p text:style-name="P70"><text:span text:style-name="T2">Einsatzplanung</text:span><text:span text:style-name="T4"><text:line-break/>Der Einsatz der richtigen Projektmittel für die Projektdurchführung erfordert eine Planung nach verschiedenen Gesichtspunkten:</text:span></text:p>
          <text:list>
            <text:list-item>
              <text:p text:style-name="P53">Sachmittelart</text:p>
            </text:list-item>
            <text:list-item>
              <text:p text:style-name="P53"><text:soft-page-break/>Menge</text:p>
            </text:list-item>
            <text:list-item>
              <text:p text:style-name="P53">Einsatzart</text:p>
            </text:list-item>
            <text:list-item>
              <text:p text:style-name="P53">Einsatzdauer mit Anfangs- und Endtermin</text:p>
            </text:list-item>
            <text:list-item>
              <text:p text:style-name="P53">Einsatzort</text:p>
            </text:list-item>
          </text:list>
        </text:list-item>
      </text:list>
      <text:list xml:id="list38587143" text:style-name="L19">
        <text:list-item>
          <text:p text:style-name="P71"><text:span text:style-name="T2">Verfügbarkeitssicherung<text:line-break/></text:span><text:span text:style-name="T4">Die terminlich richtige Verfügbarkeit der benötigten Projektmittel muss gesichert werden. Dies kann durch Kauf, Miete oder Leasing geschehen</text:span></text:p>
        </text:list-item>
      </text:list>
      <text:list xml:id="list38580693" text:style-name="L20">
        <text:list-item>
          <text:p text:style-name="P72"><text:span text:style-name="T2">Kosten und Ausgabenplanung<text:line-break/></text:span><text:span text:style-name="T4">Projektmittel, die zusätzlich beschafft werden müssen, sind nicht nur kosten-, sondern auch ausgabenwirksam. Für die Kostenrechnung ist folglich eine Ausgabenplanung nach Termin und Ausgabenhöhe erforderlich.<text:line-break/></text:span></text:p>
        </text:list-item>
      </text:list>
      <text:p text:style-name="P16">Bei jedem Teil des Projektes bedarf es einer eigenen Projektmittelplanung. Es muss untersucht werden, welches Projektmittel zur optimalen Lösung des Projektteils führt. Das Ergebnis dieser Untersuchung wird in einer Projektmittelbedarfsliste dokumentiert.</text:p>
      <text:list xml:id="list38601382" text:continue-list="list38589763" text:style-name="L3">
        <text:list-item>
          <text:list>
            <text:list-item>
              <text:list>
                <text:list-item>
                  <text:list>
                    <text:list-item>
                      <text:list>
                        <text:list-item>
                          <text:h text:style-name="P85" text:outline-level="5">Inhalte einer Projektmittelbedarfsliste:</text:h>
                        </text:list-item>
                      </text:list>
                    </text:list-item>
                  </text:list>
                </text:list-item>
              </text:list>
            </text:list-item>
          </text:list>
        </text:list-item>
      </text:list>
      <text:list xml:id="list38561278" text:style-name="L21">
        <text:list-item>
          <text:p text:style-name="P54">Projektmittelart</text:p>
        </text:list-item>
        <text:list-item>
          <text:p text:style-name="P54">benötigte Menge</text:p>
        </text:list-item>
        <text:list-item>
          <text:p text:style-name="P54">Projektteilbezug</text:p>
        </text:list-item>
        <text:list-item>
          <text:p text:style-name="P54">zeitliche Inanspruchnahme</text:p>
        </text:list-item>
      </text:list>
      <text:p text:style-name="P22"/>
      <text:list xml:id="list38608047" text:continue-list="list38601382" text:style-name="L3">
        <text:list-item>
          <text:list>
            <text:list-item>
              <text:list>
                <text:list-item>
                  <text:list>
                    <text:list-item>
                      <text:list>
                        <text:list-item>
                          <text:h text:style-name="P85" text:outline-level="5">Vornehmlich benötigte Sachmittel zur Durchführung eines Projektes:</text:h>
                        </text:list-item>
                      </text:list>
                    </text:list-item>
                  </text:list>
                </text:list-item>
              </text:list>
            </text:list-item>
          </text:list>
        </text:list-item>
      </text:list>
      <text:list xml:id="list38591797" text:style-name="L22">
        <text:list-item>
          <text:p text:style-name="P55">Arbeitsräume (Büro-, Besprechungs- und Schulungsräume)</text:p>
        </text:list-item>
        <text:list-item>
          <text:p text:style-name="P55">Ausstattung der Arbeitsplätze (Schreibtisch, Büroschränke, Stühle, ...)</text:p>
        </text:list-item>
        <text:list-item>
          <text:p text:style-name="P55">Büromaschinen (Diktiergerät, Rechenmaschinen, Kopierer, ...)</text:p>
        </text:list-item>
        <text:list-item>
          <text:p text:style-name="P55">Kommunikationsmittel (Telefon, Fax, Beamer, ...)</text:p>
        </text:list-item>
        <text:list-item>
          <text:p text:style-name="P55">Computer (meist reicht zeitlich begrenzte Nutzung)</text:p>
        </text:list-item>
        <text:list-item>
          <text:p text:style-name="P55">Arbeitsmittel (Formulare, Stempel, Scheren, Schreiber, …)</text:p>
        </text:list-item>
      </text:list>
      <text:p text:style-name="P25"/>
      <text:p text:style-name="P17"/>
      <text:h text:style-name="P29" text:outline-level="2">Kostenplanung</text:h>
      <text:p text:style-name="P16">Bei der Kostenplanung eines Projektes müssen zwei Kostenbereiche unterschieden werden:</text:p>
      <text:list xml:id="list38573098" text:style-name="L23">
        <text:list-item>
          <text:p text:style-name="P56">Projektkosten</text:p>
        </text:list-item>
        <text:list-item>
          <text:p text:style-name="P56">Systemkosten</text:p>
        </text:list-item>
      </text:list>
      <text:p text:style-name="P16"/>
      <text:p text:style-name="P16">Projektkosten sind alle Kosten, die entstehen, weil das Projekt durchgeführt wird. Sie sind einmalig entsprechend der Definition des Projektes.</text:p>
      <text:p text:style-name="P16">Systemkosten sind Kosten die der Betrieb für seine normale Arbeit benötigt. Sie werden unterschieden in einmalige Kosten und Dauerkosten.</text:p>
      <text:p text:style-name="P16">Sowohl die Projektkosten, als auch die Systemkosten sind für die Entscheidung über die Durchführung eines Projektes von wesentlicher Bedeutung.</text:p>
      <text:p text:style-name="P16">Daneben dient die Kostenplanung</text:p>
      <text:list xml:id="list38589040" text:style-name="L24">
        <text:list-item>
          <text:p text:style-name="P57">der Vorausberechnung über die Kosten einzelner Projektteile und des Gesamtprojektes</text:p>
        </text:list-item>
        <text:list-item>
          <text:p text:style-name="P57">der Ermittlung des zeitlichen Kostenverlaufes</text:p>
        </text:list-item>
        <text:list-item>
          <text:p text:style-name="P57">der Vorgabe für die Projektdurchführung</text:p>
        </text:list-item>
        <text:list-item>
          <text:p text:style-name="P57">als Ausgangspunkt der Erstellung eines Geldmittelbedarfplans</text:p>
        </text:list-item>
      </text:list>
      <text:p text:style-name="P16"/>
      <text:p text:style-name="P21">Projektkosten</text:p>
      <text:p text:style-name="P16">Als Projektkosten versteht man den gesamten Werteverzehr bei der Durchführung eines Projektes. Für die Planung dieser wird das Vorliegen von Personal-, Termin- und Sachmittelplanung vorausgesetzt. Die Projektkosten werden zweckgemäß wie folgt gegliedert:</text:p>
      <text:list xml:id="list38568803" text:style-name="L25">
        <text:list-item>
          <text:p text:style-name="P58">Personalkosten (Lohn- und Nebenkosten der MA)</text:p>
        </text:list-item>
        <text:list-item>
          <text:p text:style-name="P58">Materialkosten (Kosten für die Projektmittel)</text:p>
        </text:list-item>
        <text:list-item>
          <text:p text:style-name="P58">Kapitalkosten (Resultieren aus dem Einsatz von Kapitalgütern)</text:p>
        </text:list-item>
        <text:list-item>
          <text:p text:style-name="P58">Fremdleistungskosten (Dienstleistung durch Dritte)</text:p>
        </text:list-item>
        <text:list-item>
          <text:p text:style-name="P58">Computerkosten</text:p>
        </text:list-item>
      </text:list>
      <text:p text:style-name="P16">Diese Kosten sollte man für jeden Bereich einzeln planen. In Form einer Matrix kann man dies gut darstellen.</text:p>
      <text:list xml:id="list38612929" text:continue-list="list38608047" text:style-name="L3">
        <text:list-item>
          <text:list>
            <text:list-item>
              <text:list>
                <text:list-header>
                  <text:h text:style-name="P79" text:outline-level="3">Systemkosten</text:h>
                </text:list-header>
              </text:list>
            </text:list-item>
          </text:list>
        </text:list-item>
      </text:list>
      <text:p text:style-name="P16">Normalerweise löst ein entwickeltes System ein bereits bestehendes System nur ab, deswegen genügt es nicht, nur die Kosten für das zu entwickelnde System zu ermitteln.</text:p>
      <text:p text:style-name="P16">Für das neue System müssen die einmaligen und die dauernden Kosten berücksichtigt werden, für das <text:soft-page-break/>abzulösende System nur die Dauerkosten.</text:p>
      <text:p text:style-name="P28"/>
      <text:p text:style-name="P30"/>
      <text:h text:style-name="P29" text:outline-level="2">Kontrollplanung</text:h>
      <text:p text:style-name="P16">Jede Planung und ihre Durchführung muss auf ihre Wirksamkeit kontrolliert werden. Ohne Überwachung fehlt einerseits, die Rückkopplung zur Planung und zu deren Verantwortungsträgern, andererseits ist ohne sie die Gefahr gegeben, dass grundlos oder ohne zwingendes Ereignis der Plan verlassen wird. Die Kontrolle der Projektdurchführung ist eine Aufgabenstellung, die von zwei Seiten ausgeübt werden soll:</text:p>
      <text:list xml:id="list38579625" text:style-name="L26">
        <text:list-item>
          <text:p text:style-name="P73"><text:span text:style-name="T2">Interne Überwachung</text:span><text:span text:style-name="T4"><text:line-break/>Sie umfasst die Kontrolle der Projektdurchführung durch den Projektleiter</text:span></text:p>
        </text:list-item>
        <text:list-item>
          <text:p text:style-name="P73"><text:span text:style-name="T2">Externe Überwachung<text:line-break/></text:span><text:span text:style-name="T4">ist die Beaufsichtigung der Projektarbeit durch Außenstehende <text:line-break/>(Organisationsleiter, Organisations- oder Datenverarbeitungsausschuss, Stelle, <text:line-break/>Projektplanung und –kontrolle, Controller, Geschäftsleitung)</text:span></text:p>
        </text:list-item>
      </text:list>
      <text:p text:style-name="P16"/>
      <text:p text:style-name="P16">Fasst man sämtliche Punkte der Kontrollplanung sinnvoll zusammen, ergibt sich folgendes</text:p>
      <text:p text:style-name="P16">Kontrollverfahren.</text:p>
      <text:list xml:id="list38583308" text:continue-numbering="true" text:style-name="L26">
        <text:list-item>
          <text:p text:style-name="P59">Kontrollinstanz</text:p>
        </text:list-item>
        <text:list-item>
          <text:p text:style-name="P59">Kontrollzeitpunkt</text:p>
        </text:list-item>
        <text:list-item>
          <text:p text:style-name="P59">Kontrollkriterien</text:p>
        </text:list-item>
        <text:list-item>
          <text:p text:style-name="P59">Kontrolltechnik</text:p>
        </text:list-item>
      </text:list>
      <text:p text:style-name="P17"/>
      <text:list xml:id="list38587355" text:continue-numbering="true" text:style-name="L26">
        <text:list-header>
          <text:p text:style-name="P75">Kontrollinstanz</text:p>
        </text:list-header>
      </text:list>
      <text:p text:style-name="P16">Gemäß der Unterscheidung in interne und externe Überwachung muss es folglich auch zwei Stellen geben, welche die Projektkontrolle durchführen.</text:p>
      <text:p text:style-name="P16">Für die interne Überwachung kommt nur der Projektleiter in Frage, der seine Mitarbeiter und das zu entwickelnde System kontrolliert.</text:p>
      <text:p text:style-name="P16">Die externe Überwachung kann durch verschiedene Stellen erfolgen, wie zum Beispiel:</text:p>
      <text:list xml:id="list38581798" text:style-name="L27">
        <text:list-item>
          <text:p text:style-name="P60">Organisationsleiter</text:p>
        </text:list-item>
        <text:list-item>
          <text:p text:style-name="P60">Organisations- oder Datenverarbeitungsausschuss</text:p>
        </text:list-item>
        <text:list-item>
          <text:p text:style-name="P60">Projektplanungs- und –kontrollstelle</text:p>
        </text:list-item>
        <text:list-item>
          <text:p text:style-name="P60">Controller</text:p>
        </text:list-item>
        <text:list-item>
          <text:p text:style-name="P60">Geschäftsleitung</text:p>
        </text:list-item>
      </text:list>
      <text:h text:style-name="P35" text:outline-level="3"/>
      <text:list xml:id="list38612681" text:continue-list="list38612929" text:style-name="L3">
        <text:list-item>
          <text:list>
            <text:list-item>
              <text:list>
                <text:list-header>
                  <text:h text:style-name="P80" text:outline-level="3">Kontrollzeitpunkt</text:h>
                </text:list-header>
              </text:list>
            </text:list-item>
          </text:list>
        </text:list-item>
      </text:list>
      <text:p text:style-name="P16">Generell können zwei Verfahren in zeitlicher Hinsicht bei der Kontrolle eines Projektes</text:p>
      <text:p text:style-name="P16">verwendet werden:</text:p>
      <text:list xml:id="list38570674" text:style-name="L28">
        <text:list-item>
          <text:p text:style-name="P61">Kontrolle zu fixen Zeitpunkten<text:line-break/>Typisch hierfür ist die regelmäßige Frequenz (täglich, wöchentlich, etc.). Daraus ergibt sich der fixe Zeitpunkt, z.B. am 2. jedes Monats.</text:p>
        </text:list-item>
      </text:list>
      <text:list xml:id="list38565698" text:style-name="L29">
        <text:list-item>
          <text:p text:style-name="P62">Kontrolle zu bestimmten Projektereignissen<text:line-break/>Als Zeitpunkte werden hier Termine nach erwartbarem Projektfortschritt gewählt<text:line-break/>(Grobentwurf 5.6., Feinentwurf 10.8., Meilensteine). Folglich muss allerdings vermehrt auf Termintreue geachtet werden.</text:p>
        </text:list-item>
      </text:list>
      <text:p text:style-name="P17"/>
      <text:list xml:id="list38600091" text:continue-list="list38612681" text:style-name="L3">
        <text:list-item>
          <text:list>
            <text:list-item>
              <text:list>
                <text:list-header>
                  <text:h text:style-name="P81" text:outline-level="3">Kontrollkriterien</text:h>
                  <text:h text:style-name="P81" text:outline-level="3">Kontrolle der Projektdurchführung</text:h>
                </text:list-header>
              </text:list>
            </text:list-item>
          </text:list>
        </text:list-item>
      </text:list>
      <text:list xml:id="list38573675" text:style-name="L30">
        <text:list-item>
          <text:p text:style-name="P63">Mitarbeitereinsatz<text:line-break/>Sowohl in quantitativer als auch qualitativer Hinsicht wird Personaleinsatz als Maßstab für die Projektdurchführung gebraucht.</text:p>
        </text:list-item>
      </text:list>
      <text:list xml:id="list38592531" text:style-name="L31">
        <text:list-item>
          <text:p text:style-name="P64">Termineinhaltung<text:line-break/>Oftmals wird ausschließlich die Einhaltung der vorgegebenen Termine als Kontrollkriterium benutzt.</text:p>
        </text:list-item>
      </text:list>
      <text:list xml:id="list38587555" text:style-name="L32">
        <text:list-item>
          <text:p text:style-name="P65">Sachmitteleinsatz<text:line-break/>Werden in größerem Umfang Sachmittel zur Projektdurchführung benötigt, <text:line-break/>z.B. Computerkapazität zum Test von Programmen, dann muss auch der Sachmitteleinsatz Gradmesser für die Projektdurchführung sein.</text:p>
        </text:list-item>
      </text:list>
      <text:list xml:id="list38579598" text:style-name="L33">
        <text:list-item>
          <text:p text:style-name="P66">Kostenentwicklung<text:line-break/>Neben der Termineinhaltung ist die Kostenentwicklung bei der Durchführung eines Projektes das wichtigste Kriterium für die Projektkontrolle.</text:p>
        </text:list-item>
      </text:list>
      <text:p text:style-name="P17"/>
      <text:p text:style-name="P17"/>
      <text:p text:style-name="P17"/>
      <text:list xml:id="list38592068" text:continue-numbering="true" text:style-name="L33">
        <text:list-header>
          <text:p text:style-name="P76"><text:soft-page-break/>Kontrolle der Systemgestaltung</text:p>
        </text:list-header>
      </text:list>
      <text:list xml:id="list38587755" text:style-name="L34">
        <text:list-item>
          <text:p text:style-name="P67">Zielerreichung<text:line-break/>Das Kriterium der Zielerreichung kann erst voll zum Tragen kommen, wenn das neue System angelaufen ist. Für die Kontrolle der Projektdurchführung is es folglich nur bedingt geeignet.</text:p>
        </text:list-item>
      </text:list>
      <text:list xml:id="list38584997" text:style-name="L35">
        <text:list-item>
          <text:p text:style-name="P68">Benutzerfreundlichkeit<text:line-break/>da organisatorische Systeme in aller Regel als Systemelemente Mitarbeiter einschließen, ist auch die Gestaltung der menschlichen Arbeit in einem System ein Kontrollkriterium für die Systemgestaltung.</text:p>
        </text:list-item>
      </text:list>
      <text:list xml:id="list38598954" text:continue-list="list38600091" text:style-name="L3">
        <text:list-item>
          <text:list>
            <text:list-item>
              <text:list>
                <text:list-header>
                  <text:h text:style-name="P82" text:outline-level="3">Kontrolltechnik</text:h>
                </text:list-header>
              </text:list>
            </text:list-item>
          </text:list>
        </text:list-item>
      </text:list>
      <text:p text:style-name="P16">Die Frage nach der Kontrolltechnik beinhaltet insbesondere die Entscheidung, ob die Kontrolle</text:p>
      <text:list xml:id="list38588018" text:style-name="L36">
        <text:list-item>
          <text:p text:style-name="P69">manuell oder</text:p>
        </text:list-item>
        <text:list-item>
          <text:p text:style-name="P69">maschinell</text:p>
        </text:list-item>
      </text:list>
      <text:p text:style-name="P16">durchgeführt werden soll. Es ist für jedes Projekt zu entscheiden, in wie weit eine maschinelle</text:p>
      <text:p text:style-name="P16">Kontrolle wirtschaftlicher arbeitet als die manuelle Kontrolle.</text:p>
      <text:p text:style-name="P26"/>
      <text:p text:style-name="P15"/>
      <text:p text:style-name="P30">Planung des Berichtswesens</text:p>
      <text:p text:style-name="P38"/>
      <text:list xml:id="list38574181" text:style-name="WW8Num3">
        <text:list-item>
          <text:p text:style-name="P77">Berichtsinhalt: nach Kontrollkriterien</text:p>
        </text:list-item>
        <text:list-item>
          <text:p text:style-name="P77">Berichtserstatter: erfolgt üblicherweise von unten nach oben</text:p>
        </text:list-item>
        <text:list-item>
          <text:p text:style-name="P77">Berichtstermin: gegeben durch Kontrolltermine</text:p>
        </text:list-item>
        <text:list-item>
          <text:p text:style-name="P77">Berichtsart: Mündliche , formlose schriftliche, formularisierte Berichterstattung</text:p>
        </text:list-item>
      </text:list>
      <text:p text:style-name="P36"/>
      <text:p text:style-name="P36"/>
      <text:p text:style-name="P37"/>
      <text:p text:style-name="P7"/>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adornments="Regular" style:font-pitch="variable" style:font-charset="x-symbol"/>
    <style:font-face style:name="Wingdings" svg:font-family="Wingdings" style:font-pitch="variable" style:font-charset="x-symbol"/>
    <style:font-face style:name="Wingdings2" svg:font-family="Wingdings" style:font-adornments="Standard" style:font-pitch="variable" style:font-charset="x-symbol"/>
    <style:font-face style:name="Symbol" svg:font-family="Symbol" style:font-family-generic="roman" style:font-pitch="variable" style:font-charset="x-symbol"/>
    <style:font-face style:name="Symbol1" svg:font-family="Symbol" style:font-adornments="Standard"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Standard"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3"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Listenabsatz"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Paragraph" style:display-name="List Paragraph" style:family="paragraph" style:parent-style-name="Standard">
      <style:paragraph-properties fo:margin-left="1.27cm" fo:margin-right="0cm" fo:text-indent="0cm" style:auto-text-indent="false"/>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243f60" style:font-name="Cambria"/>
    </style:style>
    <style:style style:name="Bullet_20_Symbols" style:display-name="Bullet Symbols" style:family="text">
      <style:text-properties style:font-name="OpenSymbol" style:font-name-asian="OpenSymbol" style:font-name-complex="OpenSymbol"/>
    </style:style>
    <style:style style:name="WW8Num19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5z0" style:family="text">
      <style:text-properties style:font-name="Symbol" style:font-name-asian="Times New Roman" style:font-name-complex="Times New Roman"/>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Absatz-Standardschriftart" style:family="text"/>
    <style:style style:name="Überschrift_20_2_20_Zchn" style:display-name="Überschrift 2 Zchn" style:family="text" style:parent-style-name="Absatz-Standardschriftart">
      <style:text-properties fo:color="#53548a" style:font-name="Cambria" fo:font-size="13pt" fo:font-weight="bold" style:font-name-asian="Times New Roman" style:font-size-asian="13pt" style:font-weight-asian="bold" style:font-name-complex="Times New Roman" style:font-size-complex="13pt" style:font-weight-complex="bold"/>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1"/>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1"/>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1"/>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1"/>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1"/>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1"/>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1"/>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1"/>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1"/>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1"/>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1"/>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style>
    <style:style style:name="ListLabel_20_2" style:display-name="ListLabel 2" style:family="text">
      <style:text-properties style:font-name-complex="Courier New3"/>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4.42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6.964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8.234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9.504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10.774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2.044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3.3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4.4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9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8.2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9.504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7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2.0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3.3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iner Denkmair</meta:initial-creator>
    <meta:creation-date>2010-01-12T10:28:49.46</meta:creation-date>
    <meta:generator>OpenOffice.org/3.1$Win32 OpenOffice.org_project/310m19$Build-9420</meta:generator>
    <dc:date>2010-03-21T18:48:09.78</dc:date>
    <dc:creator>RD RD</dc:creator>
    <meta:editing-duration>PT08H13M37S</meta:editing-duration>
    <meta:editing-cycles>24</meta:editing-cycles>
    <meta:document-statistic meta:table-count="2" meta:image-count="0" meta:object-count="0" meta:page-count="7" meta:paragraph-count="274" meta:word-count="2170" meta:character-count="16806"/>
  </office:meta>
</office:document-meta>
</file>